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93in" style:line-height-at-least="0.2535in" fo:background-color="#ffffff" fo:padding-left="0in" fo:padding-right="0in" fo:padding-top="0in" fo:padding-bottom="0.0693in" fo:border-left="none" fo:border-right="none" fo:border-top="none" fo:border-bottom="0.0138in solid #bee4f8">
        <style:background-image/>
      </style:paragraph-properties>
      <style:text-properties style:font-name="Times New Roman" fo:font-size="24pt" fo:font-weight="bold" style:letter-kerning="true" style:font-name-asian="Times New Roman1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top="0in" fo:margin-bottom="0.1193in" style:line-height-at-least="0.2535in" fo:background-color="#ffffff" fo:padding-left="0in" fo:padding-right="0in" fo:padding-top="0in" fo:padding-bottom="0.0693in" fo:border-left="none" fo:border-right="none" fo:border-top="none" fo:border-bottom="0.0138in solid #bee4f8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" style:family="paragraph" style:parent-style-name="Standard">
      <style:paragraph-properties fo:margin-top="0in" fo:margin-bottom="0.1193in" style:line-height-at-least="0.2535in" fo:background-color="#ffffff" fo:padding-left="0in" fo:padding-right="0in" fo:padding-top="0in" fo:padding-bottom="0.0693in" fo:border-left="none" fo:border-right="none" fo:border-top="none" fo:border-bottom="0.0138in solid #bee4f8">
        <style:background-image/>
      </style:paragraph-properties>
      <style:text-properties fo:color="#2a5d9a"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P4" style:family="paragraph" style:parent-style-name="Standard">
      <style:paragraph-properties fo:margin-top="0in" fo:margin-bottom="0.1193in" style:line-height-at-least="0.2535in" fo:background-color="#e6f4fc" fo:padding-left="0in" fo:padding-right="0in" fo:padding-top="0in" fo:padding-bottom="0.0693in" fo:border-left="none" fo:border-right="none" fo:border-top="none" fo:border-bottom="0.0138in solid #bee4f8">
        <style:background-image/>
      </style:paragraph-properties>
      <style:text-properties fo:color="#2a5d9a" style:font-name="Arial1" fo:font-size="14pt" fo:font-weight="bold" style:font-name-asian="Times New Roman1" style:font-size-asian="14pt" style:font-weight-asian="bold" style:font-name-complex="Arial2" style:font-size-complex="14pt" style:font-weight-complex="bold"/>
    </style:style>
    <style:style style:name="P5" style:family="paragraph" style:parent-style-name="Standard">
      <style:paragraph-properties fo:margin-top="0in" fo:margin-bottom="0in" style:line-height-at-least="0.2535in"/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6" style:family="paragraph" style:parent-style-name="Standard">
      <style:paragraph-properties fo:margin-top="0in" fo:margin-bottom="0.0598in" style:line-height-at-least="0.2535in"/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7" style:family="paragraph" style:parent-style-name="Standard">
      <style:paragraph-properties fo:margin-top="0in" fo:margin-bottom="0.0598in" style:line-height-at-least="0.2535in" fo:background-color="#ffffff">
        <style:background-image/>
      </style:paragraph-properties>
      <style:text-properties fo:text-transform="uppercase" fo:color="#1d3e5f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9" style:family="paragraph" style:parent-style-name="Standard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Tahoma1" fo:font-size="12pt" style:font-name-asian="Times New Roman1" style:font-size-asian="12pt" style:font-name-complex="Tahoma1" style:font-size-complex="12pt"/>
    </style:style>
    <style:style style:name="P10" style:family="paragraph" style:parent-style-name="List_20_Paragraph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1" style:family="paragraph" style:parent-style-name="Standard">
      <style:paragraph-properties fo:margin-left="0.52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text-transform="uppercase" fo:color="#1d3e5f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12" style:family="paragraph" style:parent-style-name="List_20_Paragraph">
      <style:paragraph-properties fo:margin-left="1.27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3" style:family="paragraph" style:parent-style-name="List_20_Paragraph">
      <style:paragraph-properties fo:margin-left="0.77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4" style:family="paragraph" style:parent-style-name="List_20_Paragraph">
      <style:paragraph-properties fo:margin-left="0.77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000000" style:font-name="Verdana" fo:font-size="10pt" style:font-name-asian="Times New Roman1" style:font-size-asian="10pt" style:font-size-complex="10pt"/>
    </style:style>
    <style:style style:name="P15" style:family="paragraph" style:parent-style-name="List_20_Paragraph">
      <style:paragraph-properties fo:margin-left="1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6" style:family="paragraph" style:parent-style-name="List_20_Paragraph">
      <style:paragraph-properties fo:margin-left="1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00b050" style:font-name="Arial1" fo:font-size="12pt" style:font-name-asian="Times New Roman1" style:font-size-asian="12pt" style:font-name-complex="Arial2" style:font-size-complex="12pt"/>
    </style:style>
    <style:style style:name="P17" style:family="paragraph" style:parent-style-name="List_20_Paragraph">
      <style:paragraph-properties fo:margin-left="0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.239in" style:line-height-at-least="0.2535in" fo:text-align="justify" style:justify-single-word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19" style:family="paragraph" style:parent-style-name="Heading_20_1">
      <style:text-properties fo:color="#1d3e5f" style:font-name="Arial1" fo:font-size="12pt" style:font-size-asian="12pt" style:font-name-complex="Arial2" style:font-size-complex="12pt"/>
    </style:style>
    <style:style style:name="P20" style:family="paragraph" style:parent-style-name="Standard" style:list-style-name="WWNum5">
      <style:paragraph-properties fo:margin-left="0.52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text-transform="uppercase" fo:color="#1d3e5f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1" style:family="paragraph" style:parent-style-name="Standard" style:list-style-name="WWNum5">
      <style:paragraph-properties fo:margin-left="0.522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text-transform="uppercase" fo:color="#00b05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2" style:family="paragraph" style:parent-style-name="Standard" style:list-style-name="WWNum9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23" style:family="paragraph" style:parent-style-name="Standard" style:list-style-name="WWNum10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24" style:family="paragraph" style:parent-style-name="Standard" style:list-style-name="WWNum5">
      <style:paragraph-properties fo:margin-top="0in" fo:margin-bottom="0.0598in" style:line-height-at-least="0.2535in" fo:background-color="#ffffff">
        <style:background-image/>
      </style:paragraph-properties>
      <style:text-properties fo:text-transform="uppercase" fo:color="#00b05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5" style:family="paragraph" style:parent-style-name="Standard" style:list-style-name="WW8Num1">
      <style:paragraph-properties fo:margin-top="0.1945in" fo:margin-bottom="0in" fo:line-height="100%"/>
      <style:text-properties style:font-name="Tahoma1" fo:font-size="12pt" style:font-name-asian="Times New Roman" style:font-size-asian="12pt" style:font-name-complex="Tahoma1" style:font-size-complex="12pt"/>
    </style:style>
    <style:style style:name="P26" style:family="paragraph" style:parent-style-name="Standard" style:list-style-name="WW8Num1">
      <style:paragraph-properties fo:margin-top="0in" fo:margin-bottom="0in" fo:line-height="100%"/>
      <style:text-properties style:font-name="Tahoma1" fo:font-size="12pt" style:font-name-asian="Times New Roman" style:font-size-asian="12pt" style:font-name-complex="Tahoma1" style:font-size-complex="12pt"/>
    </style:style>
    <style:style style:name="P27" style:family="paragraph" style:parent-style-name="Standard" style:list-style-name="WW8Num1">
      <style:paragraph-properties fo:margin-top="0in" fo:margin-bottom="0.1945in" fo:line-height="100%"/>
      <style:text-properties style:font-name="Tahoma1" fo:font-size="12pt" style:font-name-asian="Times New Roman" style:font-size-asian="12pt" style:font-name-complex="Tahoma1" style:font-size-complex="12pt"/>
    </style:style>
    <style:style style:name="P28" style:family="paragraph" style:parent-style-name="Heading_20_1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9" style:family="paragraph" style:parent-style-name="List_20_Paragraph" style:list-style-name="WWNum6">
      <style:paragraph-properties fo:margin-top="0in" fo:margin-bottom="0.0598in" style:line-height-at-least="0.2535in"/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0" style:family="paragraph" style:parent-style-name="List_20_Paragraph" style:list-style-name="WWNum7">
      <style:paragraph-properties fo:margin-top="0in" fo:margin-bottom="0.0598in" style:line-height-at-least="0.2535in"/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1" style:family="paragraph" style:parent-style-name="List_20_Paragraph" style:list-style-name="WWNum8">
      <style:paragraph-properties fo:margin-top="0in" fo:margin-bottom="0.0598in" style:line-height-at-least="0.2535in"/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2" style:family="paragraph" style:parent-style-name="List_20_Paragraph" style:list-style-name="WWNum15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3" style:family="paragraph" style:parent-style-name="List_20_Paragraph" style:list-style-name="WWNum42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4" style:family="paragraph" style:parent-style-name="List_20_Paragraph" style:list-style-name="WWNum11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5" style:family="paragraph" style:parent-style-name="List_20_Paragraph" style:list-style-name="WWNum13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6" style:family="paragraph" style:parent-style-name="List_20_Paragraph" style:list-style-name="WWNum14">
      <style:paragraph-properties fo:margin-top="0in" fo:margin-bottom="0.0598in" style:line-height-at-least="0.2535in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P37" style:family="paragraph" style:parent-style-name="List_20_Paragraph" style:list-style-name="WWNum15">
      <style:paragraph-properties fo:margin-top="0in" fo:margin-bottom="0.0598in" style:line-height-at-least="0.2535in" fo:background-color="#ffffff">
        <style:background-image/>
      </style:paragraph-properties>
      <style:text-properties fo:color="#00b050" style:font-name="Arial1" fo:font-size="12pt" style:font-name-asian="Times New Roman1" style:font-size-asian="12pt" style:font-name-complex="Arial2" style:font-size-complex="12pt"/>
    </style:style>
    <style:style style:name="P38" style:family="paragraph" style:parent-style-name="List_20_Paragraph" style:list-style-name="WWNum42">
      <style:paragraph-properties fo:margin-top="0in" fo:margin-bottom="0.0598in" style:line-height-at-least="0.2535in" fo:background-color="#ffffff">
        <style:background-image/>
      </style:paragraph-properties>
      <style:text-properties fo:color="#00b050" style:font-name="Arial1" fo:font-size="12pt" style:font-name-asian="Times New Roman1" style:font-size-asian="12pt" style:font-name-complex="Arial2" style:font-size-complex="12pt"/>
    </style:style>
    <style:style style:name="P39" style:family="paragraph" style:parent-style-name="List_20_Paragraph">
      <style:paragraph-properties fo:margin-left="0in" fo:margin-right="0in" fo:margin-top="0in" fo:margin-bottom="0.0598in" style:line-height-at-least="0.2535in" fo:text-indent="0in" style:auto-text-indent="false" fo:background-color="#ffffff">
        <style:background-image/>
      </style:paragraph-properties>
      <style:text-properties fo:color="#1d3e5f" style:font-name="Arial1" fo:font-size="12pt" style:font-name-asian="Times New Roman1" style:font-size-asian="12pt" style:font-name-complex="Arial2" style:font-size-complex="12pt"/>
    </style:style>
    <style:style style:name="T1" style:family="text">
      <style:text-properties fo:color="#2a5d9a" style:font-name="Arial1" fo:font-size="14pt" fo:font-weight="bold" style:font-size-asian="14pt" style:font-weight-asian="bold" style:font-name-complex="Arial2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HTML 5, CSS, JavaScript, Jquery &amp; Sencha</text:h>
      <text:p text:style-name="P3">Course Duration</text:p>
      <text:h text:style-name="P19" text:outline-level="1">21 Days</text:h>
      <text:p text:style-name="P1"/>
      <text:p text:style-name="P3">Course Description</text:p>
      <text:p text:style-name="P18">This course gives an introduction to HTML 5 and the participants will get good hands on experience on HTML 5, CSS, JavaScript ,JQuery ,JQuery mobile &amp; Sencha.</text:p>
      <text:p text:style-name="P3">Course Objectives</text:p>
      <text:p text:style-name="P5">Upon completion of the course, participants will be able to:</text:p>
      <text:list xml:id="list5020767474923788673" text:style-name="WWNum6">
        <text:list-item>
          <text:p text:style-name="P29">Analyze how the Web operates in conjunction with HTML's role</text:p>
        </text:list-item>
        <text:list-item>
          <text:p text:style-name="P29">Classify basic Web page construction – including the major Tags</text:p>
        </text:list-item>
        <text:list-item>
          <text:p text:style-name="P29">Create a Web page that includes multiple HTML5 components</text:p>
        </text:list-item>
        <text:list-item>
          <text:p text:style-name="P29">Validate web pages through JavaScript and JQuery</text:p>
        </text:list-item>
        <text:list-item>
          <text:p text:style-name="P29">Design web application for mobile devices</text:p>
        </text:list-item>
      </text:list>
      <text:p text:style-name="P2"/>
      <text:p text:style-name="P3">Course Audience</text:p>
      <text:list xml:id="list7566291831020788979" text:style-name="WWNum7">
        <text:list-item>
          <text:p text:style-name="P30">Application Developers</text:p>
        </text:list-item>
        <text:list-item>
          <text:p text:style-name="P30">Web Developers </text:p>
        </text:list-item>
        <text:list-item>
          <text:p text:style-name="P30">Graphic Designers</text:p>
        </text:list-item>
      </text:list>
      <text:p text:style-name="P6"/>
      <text:p text:style-name="P3">Course Prerequisites</text:p>
      <text:list xml:id="list6985387587672994389" text:style-name="WWNum8">
        <text:list-item>
          <text:p text:style-name="P31">Basic understanding of the Web</text:p>
        </text:list-item>
        <text:list-item>
          <text:p text:style-name="P31">Experience with previous versions of HTML and CSS</text:p>
        </text:list-item>
      </text:list>
      <text:p text:style-name="P6"/>
      <text:p text:style-name="P6"/>
      <text:p text:style-name="P4"><text:soft-page-break/>Course Topics</text:p>
      <text:p text:style-name="P3"/>
      <text:p text:style-name="P3">Day 1 – HTML 5</text:p>
      <text:list xml:id="list5692295074888916061" text:style-name="WWNum5">
        <text:list-item>
          <text:p text:style-name="P20">Introduction to HTML5 </text:p>
        </text:list-item>
      </text:list>
      <text:list xml:id="list655605439463415762" text:style-name="WWNum9">
        <text:list-item>
          <text:list>
            <text:list-item>
              <text:p text:style-name="P22">What is Internet?</text:p>
            </text:list-item>
            <text:list-item>
              <text:p text:style-name="P22">Internet and intranets</text:p>
            </text:list-item>
            <text:list-item>
              <text:p text:style-name="P22">What is WWW ?</text:p>
              <text:list>
                <text:list-item>
                  <text:p text:style-name="P22">What is W3C</text:p>
                </text:list-item>
              </text:list>
            </text:list-item>
            <text:list-item>
              <text:p text:style-name="P22">Parsers in Browsers</text:p>
            </text:list-item>
            <text:list-item>
              <text:p text:style-name="P22">What is a Markup Language?</text:p>
              <text:list>
                <text:list-item>
                  <text:p text:style-name="P22">What is SGML?How did SGML give rise to HTML?</text:p>
                </text:list-item>
              </text:list>
            </text:list-item>
            <text:list-item>
              <text:p text:style-name="P22">Why we require HTML?</text:p>
            </text:list-item>
            <text:list-item>
              <text:p text:style-name="P22">How HTML works</text:p>
            </text:list-item>
            <text:list-item>
              <text:p text:style-name="P22">Structure of an HTML document</text:p>
            </text:list-item>
            <text:list-item>
              <text:p text:style-name="P22">Basic Tags – Formatting, linking, tables, headers</text:p>
            </text:list-item>
            <text:list-item>
              <text:p text:style-name="P22">Linking</text:p>
              <text:list>
                <text:list-item>
                  <text:p text:style-name="P22">Linking to external pages</text:p>
                </text:list-item>
                <text:list-item>
                  <text:p text:style-name="P22">Linking within the page</text:p>
                </text:list-item>
                <text:list-item>
                  <text:p text:style-name="P22">Linking to specific position in other pages</text:p>
                </text:list-item>
              </text:list>
            </text:list-item>
            <text:list-item>
              <text:p text:style-name="P22">Images</text:p>
              <text:list>
                <text:list-item>
                  <text:p text:style-name="P22">Attributes of the &lt;IMG&gt; tag</text:p>
                </text:list-item>
                <text:list-item>
                  <text:p text:style-name="P22">Using images as links</text:p>
                </text:list-item>
              </text:list>
            </text:list-item>
            <text:list-item>
              <text:p text:style-name="P22">Forms</text:p>
              <text:list>
                <text:list-item>
                  <text:p text:style-name="P22">Basic Elements of a Form</text:p>
                </text:list-item>
                <text:list-item>
                  <text:p text:style-name="P22">POST and GET</text:p>
                </text:list-item>
              </text:list>
            </text:list-item>
            <text:list-item>
              <text:p text:style-name="P22">Creating Controls using the &lt;INPUT&gt; Tag.</text:p>
            </text:list-item>
            <text:list-item>
              <text:p text:style-name="P22">The future and vision of HTML5</text:p>
            </text:list-item>
            <text:list-item>
              <text:p text:style-name="P22">Limitations on using HTML5</text:p>
            </text:list-item>
          </text:list>
        </text:list-item>
      </text:list>
      <text:list xml:id="list36506495" text:continue-list="list5692295074888916061" text:style-name="WWNum5">
        <text:list-item>
          <text:p text:style-name="P20"><text:soft-page-break/>Cascading Style Sheets </text:p>
        </text:list-item>
      </text:list>
      <text:list xml:id="list7861290977657441236" text:style-name="WWNum15">
        <text:list-item>
          <text:p text:style-name="P32">Introduction to Cascading Style sheets</text:p>
          <text:list>
            <text:list-item>
              <text:p text:style-name="P32">Usages of Cascading Style Sheets</text:p>
            </text:list-item>
            <text:list-item>
              <text:p text:style-name="P32">Including CSS in HTML</text:p>
            </text:list-item>
            <text:list-item>
              <text:p text:style-name="P32">Grouping Styles</text:p>
            </text:list-item>
            <text:list-item>
              <text:p text:style-name="P32">Cascading</text:p>
            </text:list-item>
            <text:list-item>
              <text:p text:style-name="P32">Colors</text:p>
            </text:list-item>
            <text:list-item>
              <text:p text:style-name="P32">Background colors</text:p>
            </text:list-item>
          </text:list>
        </text:list-item>
      </text:list>
      <text:p text:style-name="P11"/>
      <text:list xml:id="list36484104" text:continue-list="list36506495" text:style-name="WWNum5">
        <text:list-item>
          <text:p text:style-name="P20">POST LUNCH Hands on session</text:p>
        </text:list-item>
      </text:list>
      <text:p text:style-name="P8"/>
      <text:p text:style-name="P3">Day 2 - CSS </text:p>
      <text:list xml:id="list36498429" text:continue-numbering="true" text:style-name="WWNum5">
        <text:list-item>
          <text:p text:style-name="P20">Cascading Style Sheets </text:p>
        </text:list-item>
      </text:list>
      <text:list xml:id="list36496610" text:continue-list="list7861290977657441236" text:style-name="WWNum15">
        <text:list-item>
          <text:p text:style-name="P32">Texts and Fonts with Style</text:p>
          <text:list>
            <text:list-item>
              <text:p text:style-name="P32">Working with Fonts</text:p>
            </text:list-item>
            <text:list-item>
              <text:p text:style-name="P32">Working with Text</text:p>
            </text:list-item>
          </text:list>
        </text:list-item>
        <text:list-item>
          <text:p text:style-name="P32">Formatting and Positioning</text:p>
          <text:list>
            <text:list-item>
              <text:p text:style-name="P32">The CSS formatting Model</text:p>
            </text:list-item>
            <text:list-item>
              <text:p text:style-name="P32">Block-level Elements</text:p>
            </text:list-item>
            <text:list-item>
              <text:p text:style-name="P32">Box Properties</text:p>
              <text:list>
                <text:list-item>
                  <text:p text:style-name="P32">Margins</text:p>
                </text:list-item>
                <text:list-item>
                  <text:p text:style-name="P32">Padding</text:p>
                </text:list-item>
                <text:list-item>
                  <text:p text:style-name="P32">Borders</text:p>
                </text:list-item>
              </text:list>
            </text:list-item>
            <text:list-item>
              <text:p text:style-name="P32">Positioning</text:p>
            </text:list-item>
          </text:list>
        </text:list-item>
      </text:list>
      <text:list xml:id="list36485015" text:continue-list="list36498429" text:style-name="WWNum5">
        <text:list-item>
          <text:p text:style-name="P21">CSS 3</text:p>
        </text:list-item>
      </text:list>
      <text:list xml:id="list36497468" text:continue-list="list36496610" text:style-name="WWNum15">
        <text:list-item>
          <text:p text:style-name="P37">Media Queries</text:p>
        </text:list-item>
        <text:list-item>
          <text:p text:style-name="P37">Selectors</text:p>
        </text:list-item>
        <text:list-item>
          <text:p text:style-name="P37">Pseudo Elements and Classes</text:p>
        </text:list-item>
        <text:list-item>
          <text:p text:style-name="P37"><text:soft-page-break/>Columns</text:p>
        </text:list-item>
        <text:list-item>
          <text:p text:style-name="P37">Opacity and transparency</text:p>
        </text:list-item>
        <text:list-item>
          <text:p text:style-name="P37">Gradients</text:p>
        </text:list-item>
        <text:list-item>
          <text:p text:style-name="P37">Transformations, Transitions and Animations</text:p>
        </text:list-item>
      </text:list>
      <text:p text:style-name="P12"/>
      <text:list xml:id="list36501804" text:continue-list="list36485015" text:style-name="WWNum5">
        <text:list-item>
          <text:p text:style-name="P20">POST LUNCH Hands on session</text:p>
        </text:list-item>
      </text:list>
      <text:p text:style-name="P10"/>
      <text:p text:style-name="P3">Day 3 &amp; 4 –JavaScript</text:p>
      <text:p text:style-name="P11"/>
      <text:list xml:id="list36488751" text:continue-numbering="true" text:style-name="WWNum5">
        <text:list-item>
          <text:p text:style-name="P20">Getting Started with JavaScript</text:p>
        </text:list-item>
      </text:list>
      <text:list xml:id="list36496996" text:continue-list="list36497468" text:style-name="WWNum15">
        <text:list-item>
          <text:p text:style-name="P32">JavaScript Overview</text:p>
        </text:list-item>
        <text:list-item>
          <text:p text:style-name="P32">JavaScript Programming Overview</text:p>
        </text:list-item>
        <text:list-item>
          <text:p text:style-name="P32">JavaScript Building Blocks—Variables and Operators</text:p>
          <text:list>
            <text:list-item>
              <text:p text:style-name="P32">Variables and Data Types Overview</text:p>
            </text:list-item>
            <text:list-item>
              <text:p text:style-name="P32">Operators</text:p>
            </text:list-item>
          </text:list>
        </text:list-item>
        <text:list-item>
          <text:p text:style-name="P32">JavaScript Building Blocks</text:p>
          <text:list>
            <text:list-item>
              <text:p text:style-name="P32">Control Statements</text:p>
            </text:list-item>
            <text:list-item>
              <text:p text:style-name="P32">Functions and Objects</text:p>
            </text:list-item>
          </text:list>
        </text:list-item>
      </text:list>
      <text:p text:style-name="P7"/>
      <text:list xml:id="list36477958" text:continue-list="list36488751" text:style-name="WWNum5">
        <text:list-item>
          <text:p text:style-name="P20">Dates and Math</text:p>
        </text:list-item>
      </text:list>
      <text:list xml:id="list36500621" text:continue-list="list36496996" text:style-name="WWNum15">
        <text:list-item>
          <text:p text:style-name="P32">Using and manipulating Dates</text:p>
        </text:list-item>
        <text:list-item>
          <text:p text:style-name="P32">Overview of the Math Object</text:p>
        </text:list-item>
      </text:list>
      <text:p text:style-name="P13"/>
      <text:list xml:id="list36506148" text:continue-list="list36477958" text:style-name="WWNum5">
        <text:list-item>
          <text:p text:style-name="P20">The Window Object</text:p>
        </text:list-item>
      </text:list>
      <text:list xml:id="list36505994" text:continue-list="list36500621" text:style-name="WWNum15">
        <text:list-item>
          <text:p text:style-name="P32">The Window Object</text:p>
        </text:list-item>
        <text:list-item>
          <text:p text:style-name="P32">Dialog Boxes</text:p>
        </text:list-item>
        <text:list-item>
          <text:p text:style-name="P32">Status Bar Messages</text:p>
        </text:list-item>
        <text:list-item>
          <text:p text:style-name="P32">Window Manipulations</text:p>
        </text:list-item>
      </text:list>
      <text:p text:style-name="P13"><text:soft-page-break/></text:p>
      <text:list xml:id="list36483522" text:continue-list="list36506148" text:style-name="WWNum5">
        <text:list-item>
          <text:p text:style-name="P20">POST LUNCH Hands on session</text:p>
        </text:list-item>
      </text:list>
      <text:p text:style-name="P13"/>
      <text:p text:style-name="P13"/>
      <text:p text:style-name="P13"/>
      <text:p text:style-name="P13"/>
      <text:p text:style-name="P13"/>
      <text:p text:style-name="P3">Day 5 &amp; 6 – JavaScript</text:p>
      <text:list xml:id="list36491534" text:continue-numbering="true" text:style-name="WWNum5">
        <text:list-item>
          <text:p text:style-name="P20">The Document Object</text:p>
        </text:list-item>
      </text:list>
      <text:list xml:id="list36489660" text:continue-list="list36505994" text:style-name="WWNum15">
        <text:list-item>
          <text:p text:style-name="P32">The Document Object</text:p>
        </text:list-item>
        <text:list-item>
          <text:p text:style-name="P32">Writing to Documents</text:p>
        </text:list-item>
        <text:list-item>
          <text:p text:style-name="P32">Dynamic Documents</text:p>
        </text:list-item>
      </text:list>
      <text:p text:style-name="P7"/>
      <text:list xml:id="list36487342" text:continue-list="list36491534" text:style-name="WWNum5">
        <text:list-item>
          <text:p text:style-name="P20">Introduction to Cross-browser Compatibility</text:p>
        </text:list-item>
      </text:list>
      <text:list xml:id="list36489943" text:continue-list="list36489660" text:style-name="WWNum15">
        <text:list-item>
          <text:p text:style-name="P32">Examining the Compatibility Landscape</text:p>
        </text:list-item>
        <text:list-item>
          <text:p text:style-name="P32">Detecting Browser and Platforms</text:p>
        </text:list-item>
      </text:list>
      <text:p text:style-name="P13"/>
      <text:list xml:id="list36497812" text:continue-list="list36487342" text:style-name="WWNum5">
        <text:list-item>
          <text:p text:style-name="P20">Working with Frames</text:p>
        </text:list-item>
      </text:list>
      <text:list xml:id="list36501279" text:continue-list="list36489943" text:style-name="WWNum15">
        <text:list-item>
          <text:p text:style-name="P32">HTML Frames Review</text:p>
        </text:list-item>
        <text:list-item>
          <text:p text:style-name="P32">Scripting for Frames</text:p>
        </text:list-item>
      </text:list>
      <text:p text:style-name="P13"/>
      <text:list xml:id="list36498661" text:continue-list="list36497812" text:style-name="WWNum5">
        <text:list-item>
          <text:p text:style-name="P20">Working with Forms and Forms-based Data</text:p>
        </text:list-item>
      </text:list>
      <text:list xml:id="list36494673" text:continue-list="list36501279" text:style-name="WWNum15">
        <text:list-item>
          <text:p text:style-name="P32">Working with Form Elements and Their Properties</text:p>
        </text:list-item>
        <text:list-item>
          <text:p text:style-name="P32">Validating Form Data</text:p>
          <text:list>
            <text:list-item>
              <text:p text:style-name="P32">Testing for Required Fields</text:p>
            </text:list-item>
            <text:list-item>
              <text:p text:style-name="P32">Validating Numeric &amp; <text:s/>String Data</text:p>
            </text:list-item>
          </text:list>
        </text:list-item>
      </text:list>
      <text:p text:style-name="P7"/>
      <text:list xml:id="list36491270" text:continue-list="list36498661" text:style-name="WWNum5">
        <text:list-item>
          <text:p text:style-name="P20">Regular Expression</text:p>
        </text:list-item>
      </text:list>
      <text:list xml:id="list2338082809547712363" text:style-name="WWNum42">
        <text:list-item>
          <text:list>
            <text:list-item>
              <text:p text:style-name="P33"><text:soft-page-break/>Validating Form Data</text:p>
            </text:list-item>
            <text:list-item>
              <text:p text:style-name="P33">Regular expression literal</text:p>
            </text:list-item>
            <text:list-item>
              <text:p text:style-name="P33">Validating Numeric &amp; <text:s/>String Data</text:p>
            </text:list-item>
            <text:list-item>
              <text:p text:style-name="P33">Validating email, credit card, SSN number</text:p>
            </text:list-item>
          </text:list>
        </text:list-item>
      </text:list>
      <text:p text:style-name="P15"/>
      <text:list xml:id="list36487273" text:continue-list="list36491270" text:style-name="WWNum5">
        <text:list-item>
          <text:p text:style-name="P24">JavaScript debugguer</text:p>
        </text:list-item>
      </text:list>
      <text:list xml:id="list36477036" text:continue-list="list2338082809547712363" text:style-name="WWNum42">
        <text:list-item>
          <text:list>
            <text:list-item>
              <text:p text:style-name="P38">JS Fiddle, JSLInt, JSBin &amp; etc</text:p>
            </text:list-item>
            <text:list-item>
              <text:p text:style-name="P38">Google chrome &amp; Opera JavaScript console</text:p>
            </text:list-item>
            <text:list-item>
              <text:p text:style-name="P38">Firefox firebug</text:p>
            </text:list-item>
          </text:list>
        </text:list-item>
      </text:list>
      <text:p text:style-name="P16"/>
      <text:list xml:id="list36490445" text:continue-list="list36487273" text:style-name="WWNum5">
        <text:list-item>
          <text:p text:style-name="P20">POST LUNCH Hands on session</text:p>
        </text:list-item>
      </text:list>
      <text:p text:style-name="P8"/>
      <text:p text:style-name="P3">Day 7 &amp; 8 – HTML 5</text:p>
      <text:list xml:id="list36475553" text:continue-numbering="true" text:style-name="WWNum5">
        <text:list-item>
          <text:p text:style-name="P20">HTML5 New TAGS AND ATTRIBUTES</text:p>
        </text:list-item>
      </text:list>
      <text:list xml:id="list2601213403361183942" text:style-name="WWNum10">
        <text:list-item>
          <text:list>
            <text:list-item>
              <text:p text:style-name="P23">HTML5 structure tags</text:p>
              <text:list>
                <text:list-item>
                  <text:p text:style-name="P23">&lt;section&gt;</text:p>
                </text:list-item>
                <text:list-item>
                  <text:p text:style-name="P23">&lt;header&gt;</text:p>
                </text:list-item>
                <text:list-item>
                  <text:p text:style-name="P23">&lt;footer&gt;</text:p>
                </text:list-item>
                <text:list-item>
                  <text:p text:style-name="P23">&lt;article&gt;</text:p>
                </text:list-item>
                <text:list-item>
                  <text:p text:style-name="P23">&lt;figure&gt;</text:p>
                </text:list-item>
                <text:list-item>
                  <text:p text:style-name="P23">&lt;hgroup&gt;</text:p>
                </text:list-item>
              </text:list>
            </text:list-item>
            <text:list-item>
              <text:p text:style-name="P23">&lt;input&gt; element type changes</text:p>
            </text:list-item>
            <text:list-item>
              <text:p text:style-name="P23">HTML5 new attributes</text:p>
              <text:list>
                <text:list-item>
                  <text:p text:style-name="P23">Basic tag changes</text:p>
                </text:list-item>
                <text:list-item>
                  <text:p text:style-name="P23">List changes</text:p>
                </text:list-item>
                <text:list-item>
                  <text:p text:style-name="P23">Form changes</text:p>
                </text:list-item>
                <text:list-item>
                  <text:p text:style-name="P23">Style changes</text:p>
                </text:list-item>
                <text:list-item>
                  <text:p text:style-name="P23">Script changes</text:p>
                </text:list-item>
                <text:list-item>
                  <text:p text:style-name="P23"><text:soft-page-break/>Global changes</text:p>
                </text:list-item>
              </text:list>
            </text:list-item>
          </text:list>
        </text:list-item>
      </text:list>
      <text:p text:style-name="P7"/>
      <text:list xml:id="list36474799" text:continue-list="list36475553" text:style-name="WWNum5">
        <text:list-item>
          <text:p text:style-name="P20">HTML5 AUDIO AND VIDEO ELEMENTS</text:p>
        </text:list-item>
      </text:list>
      <text:list xml:id="list8614925117039164521" text:style-name="WWNum11">
        <text:list-item>
          <text:p text:style-name="P34">Audio and video overview</text:p>
        </text:list-item>
        <text:list-item>
          <text:p text:style-name="P34">The audio tag</text:p>
        </text:list-item>
        <text:list-item>
          <text:p text:style-name="P34">The video tag</text:p>
        </text:list-item>
        <text:list-item>
          <text:p text:style-name="P34">Issues with audio and video usage</text:p>
        </text:list-item>
      </text:list>
      <text:p text:style-name="P7"/>
      <text:list xml:id="list36505244" text:continue-list="list36474799" text:style-name="WWNum5">
        <text:list-item>
          <text:p text:style-name="P20">HTML5 CANVAS ELEMENTS</text:p>
        </text:list-item>
      </text:list>
      <text:list xml:id="list151985526961562048" text:style-name="WWNum13">
        <text:list-item>
          <text:p text:style-name="P35">Canvas overview</text:p>
        </text:list-item>
        <text:list-item>
          <text:p text:style-name="P35">Canvas coordinates</text:p>
        </text:list-item>
        <text:list-item>
          <text:p text:style-name="P35">Accessibility</text:p>
        </text:list-item>
        <text:list-item>
          <text:p text:style-name="P35">Drawing operations</text:p>
        </text:list-item>
        <text:list-item>
          <text:p text:style-name="P35">Transforms</text:p>
        </text:list-item>
      </text:list>
      <text:p text:style-name="P17"/>
      <text:list xml:id="list36506263" text:continue-list="list36505244" text:style-name="WWNum5">
        <text:list-item>
          <text:p text:style-name="P20">Semantics, structure and HTML5 APIS</text:p>
        </text:list-item>
      </text:list>
      <text:list xml:id="list9135889618388238440" text:style-name="WWNum14">
        <text:list-item>
          <text:p text:style-name="P36">API overview</text:p>
        </text:list-item>
        <text:list-item>
          <text:p text:style-name="P36">The audio and video API</text:p>
        </text:list-item>
        <text:list-item>
          <text:p text:style-name="P36">Offline application API</text:p>
        </text:list-item>
        <text:list-item>
          <text:p text:style-name="P36">Messaging API</text:p>
        </text:list-item>
        <text:list-item>
          <text:p text:style-name="P36">Editing API</text:p>
        </text:list-item>
        <text:list-item>
          <text:p text:style-name="P36">Drag and drop API</text:p>
        </text:list-item>
      </text:list>
      <text:p text:style-name="P13"/>
      <text:list xml:id="list36498325" text:continue-list="list36506263" text:style-name="WWNum5">
        <text:list-item>
          <text:p text:style-name="P20">POST LUNCH Hands on session</text:p>
        </text:list-item>
      </text:list>
      <text:p text:style-name="P13"/>
      <text:p text:style-name="P3">Day 9,10 – HTML 5</text:p>
      <text:list xml:id="list36490300" text:continue-numbering="true" text:style-name="WWNum5">
        <text:list-item>
          <text:p text:style-name="P20">HTML5 depreceation </text:p>
        </text:list-item>
      </text:list>
      <text:list xml:id="list36503573" text:continue-list="list36494673" text:style-name="WWNum15">
        <text:list-item>
          <text:p text:style-name="P32">Deprecated elements</text:p>
        </text:list-item>
        <text:list-item>
          <text:p text:style-name="P32"><text:soft-page-break/>Deprecated attributes</text:p>
        </text:list-item>
        <text:list-item>
          <text:p text:style-name="P32">Offline applications </text:p>
        </text:list-item>
      </text:list>
      <text:p text:style-name="P17"/>
      <text:list xml:id="list36503822" text:continue-list="list36490300" text:style-name="WWNum5">
        <text:list-item>
          <text:p text:style-name="P20">HTML5 Data Storage</text:p>
        </text:list-item>
      </text:list>
      <text:list xml:id="list36474567" text:continue-list="list36503573" text:style-name="WWNum15">
        <text:list-item>
          <text:p text:style-name="P32">Problems With The Existing Cookie-based Model</text:p>
        </text:list-item>
        <text:list-item>
          <text:p text:style-name="P32">Hacks Prior To HTML5</text:p>
        </text:list-item>
        <text:list-item>
          <text:p text:style-name="P32">New Storage Options</text:p>
          <text:list>
            <text:list-item>
              <text:p text:style-name="P32">Web Storage</text:p>
            </text:list-item>
            <text:list-item>
              <text:p text:style-name="P32">Web SQL Storage</text:p>
            </text:list-item>
          </text:list>
        </text:list-item>
        <text:list-item>
          <text:p text:style-name="P32">Browser Support </text:p>
        </text:list-item>
      </text:list>
      <text:p text:style-name="P11"/>
      <text:list xml:id="list36487455" text:continue-list="list36503822" text:style-name="WWNum5">
        <text:list-item>
          <text:p text:style-name="P20">HTML5 Offline Applications</text:p>
        </text:list-item>
      </text:list>
      <text:list xml:id="list36482881" text:continue-list="list36474567" text:style-name="WWNum15">
        <text:list-item>
          <text:p text:style-name="P32">The Manifest File</text:p>
        </text:list-item>
        <text:list-item>
          <text:p text:style-name="P32">The application Cache Events</text:p>
        </text:list-item>
        <text:list-item>
          <text:p text:style-name="P32">Deployments And Updates</text:p>
        </text:list-item>
      </text:list>
      <text:p text:style-name="P17"/>
      <text:list xml:id="list36490831" text:continue-list="list36487455" text:style-name="WWNum5">
        <text:list-item>
          <text:p text:style-name="P20"> HTML5 Geolocation</text:p>
        </text:list-item>
      </text:list>
      <text:list xml:id="list36506106" text:continue-list="list36482881" text:style-name="WWNum15">
        <text:list-item>
          <text:p text:style-name="P32">Introduction To Geolocation</text:p>
        </text:list-item>
        <text:list-item>
          <text:p text:style-name="P32">Privacy Considerations</text:p>
        </text:list-item>
        <text:list-item>
          <text:p text:style-name="P32">Many Ways To Get User Location</text:p>
        </text:list-item>
        <text:list-item>
          <text:p text:style-name="P32">The Position Object</text:p>
        </text:list-item>
        <text:list-item>
          <text:p text:style-name="P32">Browser Support</text:p>
        </text:list-item>
      </text:list>
      <text:p text:style-name="P10"/>
      <text:list xml:id="list36490473" text:continue-list="list36490831" text:style-name="WWNum5">
        <text:list-item>
          <text:p text:style-name="P20">POST LUNCH Hands on session</text:p>
        </text:list-item>
      </text:list>
      <text:p text:style-name="P17"/>
      <text:p text:style-name="P3">Day 11 – HTML 5</text:p>
      <text:list xml:id="list36479229" text:continue-numbering="true" text:style-name="WWNum5">
        <text:list-item>
          <text:p text:style-name="P20">HTML5 Web Workers</text:p>
        </text:list-item>
      </text:list>
      <text:list xml:id="list36475410" text:continue-list="list36506106" text:style-name="WWNum15">
        <text:list-item>
          <text:p text:style-name="P32">The Current JavaScript Execution Model</text:p>
        </text:list-item>
        <text:list-item>
          <text:p text:style-name="P32"><text:soft-page-break/>Introduction To Web Workers</text:p>
        </text:list-item>
        <text:list-item>
          <text:p text:style-name="P32">Usage Of Web Workers</text:p>
        </text:list-item>
        <text:list-item>
          <text:p text:style-name="P32">Communication APIs</text:p>
        </text:list-item>
        <text:list-item>
          <text:p text:style-name="P32">Handling Errors</text:p>
        </text:list-item>
        <text:list-item>
          <text:p text:style-name="P32">Browser Support</text:p>
        </text:list-item>
      </text:list>
      <text:p text:style-name="P7"/>
      <text:list xml:id="list36498198" text:continue-list="list36479229" text:style-name="WWNum5">
        <text:list-item>
          <text:p text:style-name="P20">HTML5 Web Sockets</text:p>
        </text:list-item>
      </text:list>
      <text:list xml:id="list36486835" text:continue-list="list36475410" text:style-name="WWNum15">
        <text:list-item>
          <text:p text:style-name="P32">Overview Of Web Communication Options</text:p>
          <text:list>
            <text:list-item>
              <text:p text:style-name="P32">The History (Comet)</text:p>
            </text:list-item>
          </text:list>
        </text:list-item>
        <text:list-item>
          <text:p text:style-name="P32">Overview Of Web Sockets API And Protocol</text:p>
        </text:list-item>
        <text:list-item>
          <text:p text:style-name="P32">Advantages Of Web Sockets</text:p>
        </text:list-item>
      </text:list>
      <text:p text:style-name="P17"/>
      <text:list xml:id="list36486544" text:continue-list="list36498198" text:style-name="WWNum5">
        <text:list-item>
          <text:p text:style-name="P20"> HTML5 Messaging APIs</text:p>
        </text:list-item>
      </text:list>
      <text:list xml:id="list36491983" text:continue-list="list36486835" text:style-name="WWNum15">
        <text:list-item>
          <text:p text:style-name="P32">Cross-document Messaging</text:p>
          <text:list>
            <text:list-item>
              <text:p text:style-name="P32">Dealing With The Origin Concept</text:p>
            </text:list-item>
          </text:list>
        </text:list-item>
        <text:list-item>
          <text:p text:style-name="P32">XML Http Request Level 2</text:p>
          <text:list>
            <text:list-item>
              <text:p text:style-name="P32">Cross-document XML Http Request</text:p>
            </text:list-item>
            <text:list-item>
              <text:p text:style-name="P32">Progress Events</text:p>
            </text:list-item>
          </text:list>
        </text:list-item>
        <text:list-item>
          <text:p text:style-name="P32">Server-sent Event</text:p>
        </text:list-item>
        <text:list-item>
          <text:p text:style-name="P32">Browser Support</text:p>
        </text:list-item>
      </text:list>
      <text:p text:style-name="P10"/>
      <text:list xml:id="list36479166" text:continue-list="list36486544" text:style-name="WWNum5">
        <text:list-item>
          <text:p text:style-name="P20">POST LUNCH Hands on session</text:p>
        </text:list-item>
      </text:list>
      <text:p text:style-name="P17"/>
      <text:p text:style-name="P3">Day <text:s/>12 &amp; 13 – JQUERY</text:p>
      <text:list xml:id="list36504670" text:continue-numbering="true" text:style-name="WWNum5">
        <text:list-item>
          <text:p text:style-name="P20">Getting Started with jQuery</text:p>
        </text:list-item>
      </text:list>
      <text:list xml:id="list36490720" text:continue-list="list36491983" text:style-name="WWNum15">
        <text:list-item>
          <text:p text:style-name="P32">jQuery Basics</text:p>
        </text:list-item>
        <text:list-item>
          <text:p text:style-name="P32">Downloading the Most Recent Version of jQuery</text:p>
        </text:list-item>
        <text:list-item>
          <text:p text:style-name="P32">Using jQuery with Other Libraries</text:p>
        </text:list-item>
        <text:list-item>
          <text:p text:style-name="P32"><text:soft-page-break/>Arrays and Strings</text:p>
        </text:list-item>
        <text:list-item>
          <text:p text:style-name="P32">Event Handling</text:p>
        </text:list-item>
        <text:list-item>
          <text:p text:style-name="P32">Form Validation</text:p>
        </text:list-item>
        <text:list-item>
          <text:p text:style-name="P32">Page Navigation</text:p>
        </text:list-item>
        <text:list-item>
          <text:p text:style-name="P32">Starting Processing When the DOM Tree is Ready</text:p>
        </text:list-item>
        <text:list-item>
          <text:p text:style-name="P32">Using Plugins</text:p>
        </text:list-item>
        <text:list-item>
          <text:p text:style-name="P32">jQuery Utility Functions</text:p>
        </text:list-item>
        <text:list-item>
          <text:p text:style-name="P32">Ajax</text:p>
        </text:list-item>
        <text:list-item>
          <text:p text:style-name="P32">Using Plugins</text:p>
        </text:list-item>
      </text:list>
      <text:p text:style-name="P14"/>
      <text:list xml:id="list36486693" text:continue-list="list36504670" text:style-name="WWNum5">
        <text:list-item>
          <text:p text:style-name="P20">POST LUNCH Hands on session</text:p>
        </text:list-item>
      </text:list>
      <text:p text:style-name="P14"/>
      <text:p text:style-name="P3">Day 14 - JQuery MOBILE</text:p>
      <text:list xml:id="list36489512" text:continue-numbering="true" text:style-name="WWNum5">
        <text:list-item>
          <text:p text:style-name="P20"><text:s/>jQuery Mobile</text:p>
        </text:list-item>
      </text:list>
      <text:list xml:id="list36474399" text:continue-list="list36490720" text:style-name="WWNum15">
        <text:list-item>
          <text:p text:style-name="P32">Application Structure and Navigation</text:p>
        </text:list-item>
        <text:list-item>
          <text:p text:style-name="P32">Page Elements</text:p>
        </text:list-item>
        <text:list-item>
          <text:p text:style-name="P32">Create a basic page template</text:p>
        </text:list-item>
        <text:list-item>
          <text:p text:style-name="P32">Using CSS</text:p>
        </text:list-item>
        <text:list-item>
          <text:p text:style-name="P32">Add your content</text:p>
        </text:list-item>
        <text:list-item>
          <text:p text:style-name="P32">Make a listview</text:p>
        </text:list-item>
        <text:list-item>
          <text:p text:style-name="P32">Add a slider</text:p>
        </text:list-item>
      </text:list>
      <text:p text:style-name="P13"/>
      <text:list xml:id="list36495590" text:continue-list="list36489512" text:style-name="WWNum5">
        <text:list-item>
          <text:p text:style-name="P20">POST LUNCH Hands on session</text:p>
        </text:list-item>
      </text:list>
      <text:p text:style-name="P13"/>
      <text:p text:style-name="P3">Day 15 – JQUERY MOBILE</text:p>
      <text:list xml:id="list36489340" text:continue-numbering="true" text:style-name="WWNum5">
        <text:list-item>
          <text:p text:style-name="P20">jQuery Mobile API</text:p>
        </text:list-item>
      </text:list>
      <text:list xml:id="list36496171" text:continue-list="list36474399" text:style-name="WWNum15">
        <text:list-item>
          <text:p text:style-name="P32">Page &amp; dialogs</text:p>
        </text:list-item>
        <text:list-item>
          <text:p text:style-name="P32">Toolbars</text:p>
        </text:list-item>
        <text:list-item>
          <text:p text:style-name="P32"><text:soft-page-break/>Form Elements</text:p>
        </text:list-item>
        <text:list-item>
          <text:p text:style-name="P32">List Views</text:p>
        </text:list-item>
        <text:list-item>
          <text:p text:style-name="P32">Events</text:p>
        </text:list-item>
        <text:list-item>
          <text:p text:style-name="P32">Theme framework</text:p>
        </text:list-item>
        <text:list-item>
          <text:p text:style-name="P32">JQuery restritctions</text:p>
        </text:list-item>
      </text:list>
      <text:p text:style-name="P10"/>
      <text:list xml:id="list36506429" text:continue-list="list36489340" text:style-name="WWNum5">
        <text:list-item>
          <text:p text:style-name="P21">jQuery Mobile Plugin</text:p>
        </text:list-item>
      </text:list>
      <text:list xml:id="list36480353" text:continue-list="list36496171" text:style-name="WWNum15">
        <text:list-item>
          <text:p text:style-name="P37">Carousel</text:p>
        </text:list-item>
        <text:list-item>
          <text:p text:style-name="P37">jqModal</text:p>
        </text:list-item>
      </text:list>
      <text:p text:style-name="P10"/>
      <text:list xml:id="list36499435" text:continue-list="list36506429" text:style-name="WWNum5">
        <text:list-item>
          <text:p text:style-name="P20">POST LUNCH Hands on session</text:p>
        </text:list-item>
      </text:list>
      <text:p text:style-name="P3">Day 16 – Sencha <text:s/>Touch Introduction</text:p>
      <text:list xml:id="list4913623827112429457" text:style-name="WW8Num1">
        <text:list-item>
          <text:p text:style-name="P25">Introduction</text:p>
          <text:list>
            <text:list-item>
              <text:p text:style-name="P26">What Does Touch Provide?</text:p>
            </text:list-item>
            <text:list-item>
              <text:p text:style-name="P26">On What Platforms Does it Work?</text:p>
            </text:list-item>
            <text:list-item>
              <text:p text:style-name="P26">What Tools Do I Need?</text:p>
            </text:list-item>
            <text:list-item>
              <text:p text:style-name="P26">Our First Application</text:p>
            </text:list-item>
          </text:list>
        </text:list-item>
        <text:list-item>
          <text:p text:style-name="P26">Event Handling</text:p>
          <text:list>
            <text:list-item>
              <text:p text:style-name="P26">What events are available?</text:p>
            </text:list-item>
            <text:list-item>
              <text:p text:style-name="P26">Listening for Events</text:p>
            </text:list-item>
            <text:list-item>
              <text:p text:style-name="P26">Reacting to Events</text:p>
            </text:list-item>
          </text:list>
        </text:list-item>
        <text:list-item>
          <text:p text:style-name="P26">The Class System</text:p>
          <text:list>
            <text:list-item>
              <text:p text:style-name="P26">Basic Classes</text:p>
            </text:list-item>
            <text:list-item>
              <text:p text:style-name="P26">Constructors</text:p>
            </text:list-item>
            <text:list-item>
              <text:p text:style-name="P26">Inheritance and Mixins</text:p>
            </text:list-item>
          </text:list>
        </text:list-item>
        <text:list-item>
          <text:p text:style-name="P26">UI Components</text:p>
          <text:list>
            <text:list-item>
              <text:p text:style-name="P26">Forms</text:p>
            </text:list-item>
            <text:list-item>
              <text:p text:style-name="P26">Data Views</text:p>
            </text:list-item>
            <text:list-item>
              <text:p text:style-name="P26">Layouts</text:p>
            </text:list-item>
            <text:list-item>
              <text:p text:style-name="P27">Other UI Widgets and Components</text:p>
            </text:list-item>
          </text:list>
        </text:list-item>
      </text:list>
      <text:p text:style-name="P9"><text:s/><text:span text:style-name="T1">Day 17 – Sencha <text:s/>Touch</text:span></text:p>
      <text:list xml:id="list36476316" text:continue-numbering="true" text:style-name="WW8Num1">
        <text:list-item>
          <text:p text:style-name="P25">What is MVC ?</text:p>
          <text:list>
            <text:list-item>
              <text:p text:style-name="P26">Understanding MVC.</text:p>
            </text:list-item>
            <text:list-item>
              <text:p text:style-name="P26">Simple Implementation of MVC.</text:p>
            </text:list-item>
            <text:list-item>
              <text:p text:style-name="P26"><text:soft-page-break/>Debugging MVC App.</text:p>
            </text:list-item>
          </text:list>
        </text:list-item>
        <text:list-item>
          <text:p text:style-name="P26">AJAX and Sencha Touch</text:p>
          <text:list>
            <text:list-item>
              <text:p text:style-name="P26">AJAX implementation using Sencha</text:p>
            </text:list-item>
            <text:list-item>
              <text:p text:style-name="P26">AJAX Events</text:p>
            </text:list-item>
            <text:list-item>
              <text:p text:style-name="P26">AJAX Debugging</text:p>
              <text:p text:style-name="P27"/>
            </text:list-item>
          </text:list>
        </text:list-item>
      </text:list>
      <text:p text:style-name="P9"><text:s/></text:p>
      <text:p text:style-name="P3">Day 18 to 21 – Case Study</text:p>
      <text:list xml:id="list36496401" text:continue-list="list36480353" text:style-name="WWNum15">
        <text:list-item>
          <text:p text:style-name="P32">Survey Management System</text:p>
        </text:list-item>
        <text:list-item>
          <text:p text:style-name="P37">Web based Banking Application</text:p>
        </text:list-item>
        <text:list-item>
          <text:p text:style-name="P37">Web based eCommerce Shopping System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93in" fo:margin-bottom="0.0193in" fo:line-height="100%"/>
      <style:text-properties style:font-name="Times New Roman" fo:font-size="18pt" fo:font-weight="bold" style:font-name-asian="Times New Roman1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1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100%" fo:keep-with-next="always"/>
      <style:text-properties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2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Plain_20_Text" style:display-name="Plain Text" style:family="paragraph" style:parent-style-name="Standard" style:default-outline-level="">
      <style:paragraph-properties fo:margin-top="0in" fo:margin-bottom="0in" fo:line-height="100%"/>
      <style:text-properties style:font-name="Courier New" fo:font-size="10pt" style:font-name-asian="Times New Roman1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2" style:font-size-complex="8pt"/>
    </style:style>
    <style:style style:name="Plain_20_Text_20_Char" style:display-name="Plain Text Char" style:family="text" style:parent-style-name="Default_20_Paragraph_20_Font">
      <style:text-properties style:font-name="Courier New" style:font-name-asian="Times New Roman1"/>
    </style:style>
    <style:style style:name="Heading_20_4_20_Char" style:display-name="Heading 4 Char" style:family="text" style:parent-style-name="Default_20_Paragraph_20_Font">
      <style:text-properties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4"/>
    </style:style>
    <style:style style:name="ListLabel_20_3" style:display-name="ListLabel 3" style:family="text">
      <style:text-properties fo:color="#00000a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1" fo:font-size="10pt" style:font-size-asian="10pt" style:font-name-complex="Courier New1"/>
    </style:style>
    <style:style style:name="WW8Num1z2" style:family="text">
      <style:text-properties style:font-name="Wingdings" fo:font-size="10pt" style:font-size-asian="10pt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72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72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72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2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72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72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72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72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2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72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72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72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72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2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72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72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72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72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2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72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72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72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72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2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72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start-value="8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3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3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3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</meta:editing-cycles>
    <meta:creation-date>2013-11-13T05:49:00</meta:creation-date>
    <dc:date>2013-12-09T16:34:28.87</dc:date>
    <meta:editing-duration>PT52M31S</meta:editing-duration>
    <meta:generator>OpenOffice.org/3.4.1$Win32 OpenOffice.org_project/341m1$Build-9593</meta:generator>
    <meta:document-statistic meta:table-count="0" meta:image-count="0" meta:object-count="0" meta:page-count="12" meta:paragraph-count="274" meta:word-count="1204" meta:character-count="634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